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rael Almodovar-Rivera</meta:initial-creator>
    <meta:creation-date>2021-07-17T19:48:33.689965196</meta:creation-date>
    <dc:date>2021-07-17T19:50:39.028439950</dc:date>
    <dc:creator>Israel Almodovar-Rivera</dc:creator>
    <meta:editing-duration>PT2M6S</meta:editing-duration>
    <meta:editing-cycles>1</meta:editing-cycles>
    <meta:document-statistic meta:table-count="1" meta:cell-count="21" meta:object-count="0"/>
    <meta:generator>LibreOffice/7.1.4.2$Linux_X86_64 LibreOffice_project/10$Build-2</meta:generator>
  </office:meta>
</office:document-meta>
</file>